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fffff" style:font-name="Droid Sans Mono" fo:font-size="10.5pt" fo:font-weight="normal" fo:background-color="#000000"/>
    </style:style>
    <style:style style:name="P2" style:family="paragraph" style:parent-style-name="Standard">
      <style:paragraph-properties style:line-height-at-least="0.503cm"/>
      <style:text-properties fo:color="#7ca668" style:font-name="Droid Sans Mono" fo:font-size="10.5pt" fo:font-weight="normal" fo:background-color="#000000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loext:contextual-spacing="false" style:line-height-at-least="0.503cm"/>
      <style:text-properties fo:color="#ffffff" style:font-name="Droid Sans Mono" fo:font-size="10.5pt" fo:font-weight="normal" fo:background-color="#000000"/>
    </style:style>
    <style:style style:name="P5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c586c0"/>
    </style:style>
    <style:style style:name="T2" style:family="text">
      <style:text-properties fo:color="#4ec9b0"/>
    </style:style>
    <style:style style:name="T3" style:family="text">
      <style:text-properties fo:color="#9cdcfe"/>
    </style:style>
    <style:style style:name="T4" style:family="text">
      <style:text-properties fo:color="#d4d4d4"/>
    </style:style>
    <style:style style:name="T5" style:family="text">
      <style:text-properties fo:color="#dcdcaa"/>
    </style:style>
    <style:style style:name="T6" style:family="text">
      <style:text-properties fo:color="#ce9178"/>
    </style:style>
    <style:style style:name="T7" style:family="text">
      <style:text-properties fo:color="#b5cea8"/>
    </style:style>
    <style:style style:name="T8" style:family="text">
      <style:text-properties fo:color="#569c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lanning time: <text:s/>1362.8423578739166</text:p>
      <text:p text:style-name="Standard">total cost: <text:s/>249.69488621073435</text:p>
      <text:p text:style-name="Standard">number_nodes: <text:s/>55</text:p>
      <text:p text:style-name="Standard"/>
      <text:p text:style-name="P1"><text:span text:style-name="T1">import</text:span> <text:span text:style-name="T2">numpy</text:span> <text:span text:style-name="T1">as</text:span> <text:span text:style-name="T2">np</text:span></text:p>
      <text:p text:style-name="P1"><text:span text:style-name="T1">import</text:span> <text:span text:style-name="T2">sys</text:span></text:p>
      <text:p text:style-name="P1"><text:span text:style-name="T1">import</text:span> <text:span text:style-name="T2">os</text:span></text:p>
      <text:p text:style-name="P1"><text:span text:style-name="T3">project_folder</text:span> <text:span text:style-name="T4">=</text:span> <text:span text:style-name="T2">os</text:span>.<text:span text:style-name="T3">path</text:span>.<text:span text:style-name="T5">dirname</text:span>(<text:span text:style-name="T2">os</text:span>.<text:span text:style-name="T3">path</text:span>.<text:span text:style-name="T5">dirname</text:span>(<text:span text:style-name="T2">os</text:span>.<text:span text:style-name="T3">path</text:span>.<text:span text:style-name="T5">abspath</text:span>(<text:span text:style-name="T3">__file__</text:span>)))</text:p>
      <text:p text:style-name="P1"><text:span text:style-name="T5">print</text:span>(<text:span text:style-name="T6">"Current folder:"</text:span>, <text:span text:style-name="T3">project_folder</text:span>)</text:p>
      <text:p text:style-name="P3"/>
      <text:p text:style-name="P1"><text:span text:style-name="T2">sys</text:span>.<text:span text:style-name="T3">path</text:span>.<text:span text:style-name="T5">append</text:span>(<text:span text:style-name="T3">project_folder</text:span>)</text:p>
      <text:p text:style-name="P3"/>
      <text:p text:style-name="P2">#PLANNING STUFF</text:p>
      <text:p text:style-name="P1"><text:span text:style-name="T3">N_ITERS</text:span> <text:span text:style-name="T4">=</text:span> <text:span text:style-name="T7">500</text:span></text:p>
      <text:p text:style-name="P3"/>
      <text:p text:style-name="P2">#RK</text:p>
      <text:p text:style-name="P1"><text:span text:style-name="T3">TAU_STEP</text:span> <text:span text:style-name="T4">=</text:span> <text:span text:style-name="T7">0.1</text:span></text:p>
      <text:p text:style-name="P1"><text:span text:style-name="T3">FREQUENCY</text:span> <text:span text:style-name="T4">=</text:span> <text:span text:style-name="T7">10</text:span></text:p>
      <text:p text:style-name="P1"><text:span text:style-name="T3">R_DIMENSION</text:span> <text:span text:style-name="T4">=</text:span> <text:span text:style-name="T7">3</text:span></text:p>
      <text:p text:style-name="P5"/>
      <text:p text:style-name="P2">#NEW RANDOM NODE</text:p>
      <text:p text:style-name="P1"><text:span text:style-name="T3">OFFSET_ROBOT_MAP</text:span> <text:span text:style-name="T4">=</text:span> <text:span text:style-name="T7">0</text:span></text:p>
      <text:p text:style-name="P1"><text:span text:style-name="T3">THETA_RANDOM</text:span> <text:span text:style-name="T4">=</text:span> [<text:span text:style-name="T7">0</text:span>, <text:span text:style-name="T7">2</text:span><text:span text:style-name="T4">*</text:span><text:span text:style-name="T2">np</text:span>.<text:span text:style-name="T3">pi</text:span>]</text:p>
      <text:p text:style-name="P1"><text:span text:style-name="T3">PHI_RANDOM</text:span> <text:span text:style-name="T4">=</text:span> [<text:span text:style-name="T7">0</text:span>, <text:span text:style-name="T7">2</text:span><text:span text:style-name="T4">*</text:span><text:span text:style-name="T2">np</text:span>.<text:span text:style-name="T3">pi</text:span>]</text:p>
      <text:p text:style-name="P1"><text:span text:style-name="T3">V_1_RANDOM</text:span> <text:span text:style-name="T4">=</text:span> [<text:span text:style-name="T7">0.1</text:span>, <text:span text:style-name="T7">2</text:span>]</text:p>
      <text:p text:style-name="P1"><text:span text:style-name="T3">OMEGA_RANDOM</text:span> <text:span text:style-name="T4">=</text:span> [<text:span text:style-name="T7">0.1</text:span>, <text:span text:style-name="T7">2</text:span>]</text:p>
      <text:p text:style-name="P3"/>
      <text:p text:style-name="P2">#MAP</text:p>
      <text:p text:style-name="P1"><text:span text:style-name="T3">MAP_WIDTH</text:span> <text:span text:style-name="T4">=</text:span> <text:span text:style-name="T7">13</text:span></text:p>
      <text:p text:style-name="P1"><text:span text:style-name="T3">MAP_HEIGHT</text:span> <text:span text:style-name="T4">=</text:span> <text:span text:style-name="T7">13</text:span></text:p>
      <text:p text:style-name="P1"><text:span text:style-name="T3">OBSTACLE_PROBABILITY</text:span> <text:span text:style-name="T4">=</text:span> <text:span text:style-name="T7">0.000</text:span></text:p>
      <text:p text:style-name="P1"><text:span text:style-name="T3">RESOLUTION</text:span> <text:span text:style-name="T4">=</text:span> <text:span text:style-name="T7">1</text:span>.</text:p>
      <text:p text:style-name="P1"><text:span text:style-name="T3">INFLATION_RADIUS</text:span> <text:span text:style-name="T4">=</text:span> <text:span text:style-name="T7">1</text:span></text:p>
      <text:p text:style-name="P1"><text:span text:style-name="T3">SEED</text:span> <text:span text:style-name="T4">=</text:span> <text:span text:style-name="T7">1</text:span></text:p>
      <text:p text:style-name="P1"><text:span text:style-name="T3">INFLATE</text:span> <text:span text:style-name="T4">=</text:span> <text:span text:style-name="T8">False</text:span></text:p>
      <text:p text:style-name="P1"><text:span text:style-name="T3">OBSTACLE_POSITION</text:span> <text:span text:style-name="T4">=</text:span> <text:span text:style-name="T8">None</text:span></text:p>
      <text:p text:style-name="P2"># OBSTACLE_POSITION = [(0,0),(0,1),(0,2),(0,3),(0,4),(0,5),(0,6),(0,7),(0,8),(0,9),</text:p>
      <text:p text:style-name="P2"># (1,0),(1,1),(1,2),(1,3),(1,4),(1,5),(1,6),(1,7),(1,8),(1,9),</text:p>
      <text:p text:style-name="P2"># (2,0),(2,1),(2,2),(2,3),(2,4),(2,5),(2,6),(2,7),(2,8),(2,9),</text:p>
      <text:p text:style-name="P2"># (3,0),(3,1),(3,2),(3,3),(3,4),(3,5),(3,6),(3,7),(3,8),(3,9),</text:p>
      <text:p text:style-name="P2"># (4,0),(4,1),(4,2),(4,3),(4,4),(4,5),(4,6),(4,7),(4,8),(4,9),</text:p>
      <text:p text:style-name="P2"># (5,0),(5,1),(5,2),(5,3),(5,4),(5,5),(5,6),(5,7),(5,8),(5,9),</text:p>
      <text:p text:style-name="P2"># (6,0),(6,1),(6,2),(6,3),(6,4),(6,5),(6,6),(6,7),(6,8),(6,9),</text:p>
      <text:p text:style-name="P2"># (7,0),(7,1),(7,2),(7,3),(7,4),(7,5),(7,6),(7,7),(7,8),(7,9),</text:p>
      <text:p text:style-name="P2"># (8,0),(8,1),(8,2),(8,3),(8,4),(8,5),(8,6),(8,7),(8,8),(8,9),</text:p>
      <text:p text:style-name="P2"># (9,0),(9,1),(9,2),(9,3),(9,4),(9,5),(9,6),(9,7),(9,8),(9,9)</text:p>
      <text:p text:style-name="P2"># ] # FULL OBSTACLE 10X10 MAP</text:p>
      <text:p text:style-name="P3"/>
      <text:p text:style-name="P2"># OBSTACLE_POSITION = [(0,0),(0,2),(0,4),(0,6),(0,8),</text:p>
      <text:p text:style-name="P2"># (1,1),(1,3),(1,5),(1,7),(1,9),</text:p>
      <text:p text:style-name="P2"><text:soft-page-break/># (2,0),(2,2),(2,4),(2,6),(2,8),</text:p>
      <text:p text:style-name="P2"># (3,1),(3,3),(3,5),(3,7),(3,9),</text:p>
      <text:p text:style-name="P2"># (4,0),(4,2),(4,4),(4,6),(4,8),</text:p>
      <text:p text:style-name="P2"># (5,1),(5,3),(5,5),(5,7),(5,9),</text:p>
      <text:p text:style-name="P2"># (6,0),(6,2),(6,4),(6,6),(6,8),</text:p>
      <text:p text:style-name="P2"># (7,1),(7,3),(7,5),(7,7),(7,9),</text:p>
      <text:p text:style-name="P2"># (8,0),(8,2),(8,4),(8,6),(8,8),</text:p>
      <text:p text:style-name="P2"># (9,1),(9,3),(9,5),(9,7),(9,9)</text:p>
      <text:p text:style-name="P2"># ]</text:p>
      <text:p text:style-name="P3"/>
      <text:p text:style-name="P1"><text:span text:style-name="T3">OBSTACLE_POSITION</text:span> <text:span text:style-name="T4">=</text:span> [(<text:span text:style-name="T7">0</text:span>,<text:span text:style-name="T7">0</text:span>),(<text:span text:style-name="T7">0</text:span>,<text:span text:style-name="T7">2</text:span>),(<text:span text:style-name="T7">0</text:span>,<text:span text:style-name="T7">4</text:span>),(<text:span text:style-name="T7">0</text:span>,<text:span text:style-name="T7">6</text:span>),(<text:span text:style-name="T7">0</text:span>,<text:span text:style-name="T7">8</text:span>),(<text:span text:style-name="T7">0</text:span>,<text:span text:style-name="T7">1</text:span>),(<text:span text:style-name="T7">0</text:span>,<text:span text:style-name="T7">3</text:span>),(<text:span text:style-name="T7">0</text:span>,<text:span text:style-name="T7">5</text:span>),(<text:span text:style-name="T7">0</text:span>,<text:span text:style-name="T7">7</text:span>),(<text:span text:style-name="T7">0</text:span>,<text:span text:style-name="T7">9</text:span>),</text:p>
      <text:p text:style-name="P1">(<text:span text:style-name="T7">1</text:span>,<text:span text:style-name="T7">0</text:span>),(<text:span text:style-name="T7">4</text:span>,<text:span text:style-name="T7">1</text:span>),(<text:span text:style-name="T7">5</text:span>,<text:span text:style-name="T7">1</text:span>),(<text:span text:style-name="T7">6</text:span>,<text:span text:style-name="T7">1</text:span>),(<text:span text:style-name="T7">7</text:span>,<text:span text:style-name="T7">1</text:span>),(<text:span text:style-name="T7">8</text:span>,<text:span text:style-name="T7">1</text:span>), (<text:span text:style-name="T7">1</text:span>,<text:span text:style-name="T7">9</text:span>),</text:p>
      <text:p text:style-name="P1">(<text:span text:style-name="T7">2</text:span>,<text:span text:style-name="T7">0</text:span>),(<text:span text:style-name="T7">4</text:span>,<text:span text:style-name="T7">2</text:span>),(<text:span text:style-name="T7">5</text:span>,<text:span text:style-name="T7">2</text:span>),(<text:span text:style-name="T7">6</text:span>,<text:span text:style-name="T7">2</text:span>),(<text:span text:style-name="T7">7</text:span>,<text:span text:style-name="T7">2</text:span>),(<text:span text:style-name="T7">8</text:span>,<text:span text:style-name="T7">2</text:span>), (<text:span text:style-name="T7">2</text:span>,<text:span text:style-name="T7">9</text:span>),</text:p>
      <text:p text:style-name="P1">(<text:span text:style-name="T7">3</text:span>,<text:span text:style-name="T7">0</text:span>),(<text:span text:style-name="T7">4</text:span>,<text:span text:style-name="T7">3</text:span>),(<text:span text:style-name="T7">5</text:span>,<text:span text:style-name="T7">3</text:span>),(<text:span text:style-name="T7">6</text:span>,<text:span text:style-name="T7">3</text:span>),(<text:span text:style-name="T7">7</text:span>,<text:span text:style-name="T7">3</text:span>),(<text:span text:style-name="T7">8</text:span>,<text:span text:style-name="T7">3</text:span>), (<text:span text:style-name="T7">3</text:span>,<text:span text:style-name="T7">9</text:span>),</text:p>
      <text:p text:style-name="P1">(<text:span text:style-name="T7">4</text:span>,<text:span text:style-name="T7">0</text:span>),(<text:span text:style-name="T7">4</text:span>,<text:span text:style-name="T7">4</text:span>),(<text:span text:style-name="T7">5</text:span>,<text:span text:style-name="T7">4</text:span>),(<text:span text:style-name="T7">6</text:span>,<text:span text:style-name="T7">4</text:span>),(<text:span text:style-name="T7">7</text:span>,<text:span text:style-name="T7">4</text:span>),(<text:span text:style-name="T7">8</text:span>,<text:span text:style-name="T7">4</text:span>), (<text:span text:style-name="T7">4</text:span>,<text:span text:style-name="T7">9</text:span>),</text:p>
      <text:p text:style-name="P1">(<text:span text:style-name="T7">5</text:span>,<text:span text:style-name="T7">0</text:span>),(<text:span text:style-name="T7">4</text:span>,<text:span text:style-name="T7">5</text:span>),(<text:span text:style-name="T7">5</text:span>,<text:span text:style-name="T7">5</text:span>),(<text:span text:style-name="T7">6</text:span>,<text:span text:style-name="T7">5</text:span>),(<text:span text:style-name="T7">7</text:span>,<text:span text:style-name="T7">5</text:span>),(<text:span text:style-name="T7">8</text:span>,<text:span text:style-name="T7">5</text:span>), (<text:span text:style-name="T7">5</text:span>,<text:span text:style-name="T7">9</text:span>),</text:p>
      <text:p text:style-name="P1">(<text:span text:style-name="T7">6</text:span>,<text:span text:style-name="T7">0</text:span>), (<text:span text:style-name="T7">6</text:span>,<text:span text:style-name="T7">9</text:span>),</text:p>
      <text:p text:style-name="P1">(<text:span text:style-name="T7">7</text:span>,<text:span text:style-name="T7">0</text:span>), (<text:span text:style-name="T7">7</text:span>,<text:span text:style-name="T7">9</text:span>),</text:p>
      <text:p text:style-name="P1">(<text:span text:style-name="T7">8</text:span>,<text:span text:style-name="T7">0</text:span>), (<text:span text:style-name="T7">8</text:span>,<text:span text:style-name="T7">9</text:span>),</text:p>
      <text:p text:style-name="P1">(<text:span text:style-name="T7">9</text:span>,<text:span text:style-name="T7">0</text:span>), (<text:span text:style-name="T7">9</text:span>,<text:span text:style-name="T7">9</text:span>),</text:p>
      <text:p text:style-name="P1">(<text:span text:style-name="T7">10</text:span>,<text:span text:style-name="T7">0</text:span>), (<text:span text:style-name="T7">10</text:span>,<text:span text:style-name="T7">9</text:span>),</text:p>
      <text:p text:style-name="P1">(<text:span text:style-name="T7">11</text:span>,<text:span text:style-name="T7">0</text:span>), (<text:span text:style-name="T7">11</text:span>,<text:span text:style-name="T7">9</text:span>),</text:p>
      <text:p text:style-name="P1">(<text:span text:style-name="T7">12</text:span>,<text:span text:style-name="T7">0</text:span>),(<text:span text:style-name="T7">12</text:span>,<text:span text:style-name="T7">3</text:span>),(<text:span text:style-name="T7">12</text:span>,<text:span text:style-name="T7">5</text:span>),(<text:span text:style-name="T7">12</text:span>,<text:span text:style-name="T7">7</text:span>),(<text:span text:style-name="T7">12</text:span>,<text:span text:style-name="T7">9</text:span>),(<text:span text:style-name="T7">12</text:span>,<text:span text:style-name="T7">1</text:span>),(<text:span text:style-name="T7">12</text:span>,<text:span text:style-name="T7">2</text:span>),(<text:span text:style-name="T7">12</text:span>,<text:span text:style-name="T7">4</text:span>),(<text:span text:style-name="T7">12</text:span>,<text:span text:style-name="T7">6</text:span>),(<text:span text:style-name="T7">12</text:span>,<text:span text:style-name="T7">8</text:span>)</text:p>
      <text:p text:style-name="P1">]</text:p>
      <text:p text:style-name="P4"><text:line-break/><text:line-break/></text:p>
      <text:p text:style-name="P2">#INIT RRT</text:p>
      <text:p text:style-name="P1"><text:span text:style-name="T3">STARTING_NODE</text:span> <text:span text:style-name="T4">=</text:span> [<text:span text:style-name="T7">2</text:span>, <text:span text:style-name="T7">2</text:span>, <text:span text:style-name="T7">0</text:span>, <text:span text:style-name="T7">0</text:span>, <text:span text:style-name="T7">0.01</text:span>, <text:span text:style-name="T7">0</text:span>] </text:p>
      <text:p text:style-name="P1"><text:span text:style-name="T3">GOAL_NODE</text:span><text:span text:style-name="T4">=</text:span>[<text:span text:style-name="T7">2</text:span>,<text:span text:style-name="T7">10</text:span>,<text:span text:style-name="T7">0</text:span>,<text:span text:style-name="T2">np</text:span>.<text:span text:style-name="T3">pi</text:span>,<text:span text:style-name="T7">0.01</text:span>,<text:span text:style-name="T7">0</text:span>] </text:p>
      <text:p text:style-name="P3"/>
      <text:p text:style-name="P2">#CONSTRAINTS</text:p>
      <text:p text:style-name="P1"><text:span text:style-name="T3">MIN_V1</text:span> <text:span text:style-name="T4">=</text:span> <text:span text:style-name="T7">1e-6</text:span></text:p>
      <text:p text:style-name="P1"><text:span text:style-name="T3">MAX_V1</text:span> <text:span text:style-name="T4">=</text:span> <text:span text:style-name="T7">10</text:span></text:p>
      <text:p text:style-name="P1"><text:span text:style-name="T3">MIN_OM</text:span> <text:span text:style-name="T4">=</text:span> <text:span text:style-name="T4">-</text:span><text:span text:style-name="T7">10</text:span></text:p>
      <text:p text:style-name="P1"><text:span text:style-name="T3">MAX_OM</text:span> <text:span text:style-name="T4">=</text:span> <text:span text:style-name="T7">10</text:span></text:p>
      <text:p text:style-name="P1"><text:span text:style-name="T3">MIN_VF1</text:span> <text:span text:style-name="T4">=</text:span> <text:span text:style-name="T4">-</text:span><text:span text:style-name="T7">10</text:span></text:p>
      <text:p text:style-name="P1"><text:span text:style-name="T3">MAX_VF1</text:span> <text:span text:style-name="T4">=</text:span> <text:span text:style-name="T7">10</text:span></text:p>
      <text:p text:style-name="P1"><text:span text:style-name="T3">MIN_AV1</text:span> <text:span text:style-name="T4">=</text:span> <text:span text:style-name="T4">-</text:span><text:span text:style-name="T7">10</text:span></text:p>
      <text:p text:style-name="P1"><text:span text:style-name="T3">MAX_AV1</text:span> <text:span text:style-name="T4">=</text:span> <text:span text:style-name="T7">10</text:span></text:p>
      <text:p text:style-name="P1"><text:span text:style-name="T3">MIN_AOM</text:span> <text:span text:style-name="T4">=</text:span> <text:span text:style-name="T4">-</text:span><text:span text:style-name="T7">10</text:span></text:p>
      <text:p text:style-name="P1"><text:span text:style-name="T3">MAX_AOM</text:span> <text:span text:style-name="T4">=</text:span> <text:span text:style-name="T7">10</text:span></text:p>
      <text:p text:style-name="P3"/>
      <text:p text:style-name="P2">#ROBOT STUFF</text:p>
      <text:p text:style-name="P2"># ROBOT_WIDTH = 5</text:p>
      <text:p text:style-name="P2"># ROBOT_HEIGHT = 5</text:p>
      <text:p text:style-name="P2"># THRESHOLD = 0.5</text:p>
      <text:p text:style-name="P2"># MIN_VEL_JOINT = 0.05</text:p>
      <text:p text:style-name="P3"/>
      <text:p text:style-name="P2"># WIDTH_ROBOT_FIGURE = 5 / RESOLUTION</text:p>
      <text:p text:style-name="P2"><text:soft-page-break/># HEIGHT_ROBOT_FIGURE = 5 / RESOLUTION</text:p>
      <text:p text:style-name="P2"># WIDTH_WHEELS = 2 / RESOLUTION</text:p>
      <text:p text:style-name="P2"># HEIGHT_WHEELS = 0.5 / RESOLUTION</text:p>
      <text:p text:style-name="P2"># JOINT_POSITION_DISPLACMENT_X = 1 / RESOLUTION</text:p>
      <text:p text:style-name="P2"># JOINT_POSITION_DISPLACMENT_Y = 1 / RESOLUTION</text:p>
      <text:p text:style-name="P2"># WHEELS_AX_OFFSET = 1 / RESOLUTION</text:p>
      <text:p text:style-name="P3"/>
      <text:p text:style-name="P1"><text:span text:style-name="T3">ROBOT_WIDTH</text:span> <text:span text:style-name="T4">=</text:span> <text:span text:style-name="T7">0.741</text:span></text:p>
      <text:p text:style-name="P1"><text:span text:style-name="T3">ROBOT_HEIGHT</text:span> <text:span text:style-name="T4">=</text:span> <text:span text:style-name="T7">0.590</text:span></text:p>
      <text:p text:style-name="P1"><text:span text:style-name="T3">THRESHOLD</text:span> <text:span text:style-name="T4">=</text:span> <text:span text:style-name="T7">0.09</text:span></text:p>
      <text:p text:style-name="P1"><text:span text:style-name="T3">MIN_VEL_JOINT</text:span> <text:span text:style-name="T4">=</text:span> <text:span text:style-name="T7">0.009</text:span></text:p>
      <text:p text:style-name="P3"/>
      <text:p text:style-name="P1"><text:span text:style-name="T3">WIDTH_ROBOT_FIGURE</text:span> <text:span text:style-name="T4">=</text:span> <text:span text:style-name="T7">0.822</text:span> <text:span text:style-name="T4">/</text:span> <text:span text:style-name="T3">RESOLUTION</text:span></text:p>
      <text:p text:style-name="P1"><text:span text:style-name="T3">HEIGHT_ROBOT_FIGURE</text:span> <text:span text:style-name="T4">=</text:span> <text:span text:style-name="T7">0.590</text:span> <text:span text:style-name="T4">/</text:span> <text:span text:style-name="T3">RESOLUTION</text:span></text:p>
      <text:p text:style-name="P1"><text:span text:style-name="T3">WIDTH_WHEELS</text:span> <text:span text:style-name="T4">=</text:span> <text:span text:style-name="T7">0.18</text:span> <text:span text:style-name="T4">/</text:span> <text:span text:style-name="T3">RESOLUTION</text:span></text:p>
      <text:p text:style-name="P1"><text:span text:style-name="T3">HEIGHT_WHEELS</text:span> <text:span text:style-name="T4">=</text:span> <text:span text:style-name="T7">0.03</text:span> <text:span text:style-name="T4">/</text:span> <text:span text:style-name="T3">RESOLUTION</text:span></text:p>
      <text:p text:style-name="P1"><text:span text:style-name="T3">JOINT_POSITION_DISPLACMENT_X</text:span> <text:span text:style-name="T4">=</text:span> <text:span text:style-name="T7">0.24</text:span> <text:span text:style-name="T4">/</text:span> <text:span text:style-name="T3">RESOLUTION</text:span></text:p>
      <text:p text:style-name="P1"><text:span text:style-name="T3">JOINT_POSITION_DISPLACMENT_Y</text:span> <text:span text:style-name="T4">=</text:span> <text:span text:style-name="T7">0.19</text:span> <text:span text:style-name="T4">/</text:span> <text:span text:style-name="T3">RESOLUTION</text:span></text:p>
      <text:p text:style-name="P1"><text:span text:style-name="T3">WHEELS_AX_OFFSET</text:span> <text:span text:style-name="T4">=</text:span> <text:span text:style-name="T7">0.045</text:span> <text:span text:style-name="T4">/</text:span> <text:span text:style-name="T3">RESOLUTION</text:span></text:p>
      <text:p text:style-name="P1"><text:span text:style-name="T3">JOINT_RADIUS</text:span> <text:span text:style-name="T4">=</text:span> <text:span text:style-name="T7">0.020</text:span> <text:span text:style-name="T4">/</text:span> <text:span text:style-name="T3">RESOLUTION</text:span></text:p>
      <text:p text:style-name="P3"/>
      <text:p text:style-name="P1"><text:span text:style-name="T3">ARROW_LENGTH</text:span> <text:span text:style-name="T4">=</text:span> <text:span text:style-name="T7">0.5</text:span><text:span text:style-name="T4">/</text:span><text:span text:style-name="T3">RESOLUTION</text:span></text:p>
      <text:p text:style-name="P3"/>
      <text:p text:style-name="P1"><text:span text:style-name="T3">P1</text:span><text:span text:style-name="T4">=</text:span><text:span text:style-name="T2">np</text:span>.<text:span text:style-name="T5">array</text:span>([<text:span text:style-name="T7">0.24</text:span>,<text:span text:style-name="T7">0.19</text:span>])</text:p>
      <text:p text:style-name="P1"><text:span text:style-name="T3">P2</text:span><text:span text:style-name="T4">=</text:span><text:span text:style-name="T2">np</text:span>.<text:span text:style-name="T5">array</text:span>([<text:span text:style-name="T4">-</text:span><text:span text:style-name="T7">0.24</text:span>,<text:span text:style-name="T7">0.19</text:span>])</text:p>
      <text:p text:style-name="P1"><text:span text:style-name="T3">P3</text:span><text:span text:style-name="T4">=</text:span><text:span text:style-name="T2">np</text:span>.<text:span text:style-name="T5">array</text:span>([<text:span text:style-name="T4">-</text:span><text:span text:style-name="T7">0.24</text:span>,<text:span text:style-name="T4">-</text:span><text:span text:style-name="T7">0.19</text:span>])</text:p>
      <text:p text:style-name="P1"><text:span text:style-name="T3">P4</text:span><text:span text:style-name="T4">=</text:span><text:span text:style-name="T2">np</text:span>.<text:span text:style-name="T5">array</text:span>([<text:span text:style-name="T7">0.24</text:span>,<text:span text:style-name="T4">-</text:span><text:span text:style-name="T7">0.19</text:span>])</text:p>
      <text:p text:style-name="P1"><text:span text:style-name="T3">P</text:span> <text:span text:style-name="T4">=</text:span> [<text:span text:style-name="T3">P1</text:span>,<text:span text:style-name="T3">P2</text:span>,<text:span text:style-name="T3">P3</text:span>,<text:span text:style-name="T3">P4</text:span>]</text:p>
      <text:p text:style-name="Standard"/>
      <text:p text:style-name="Standard"/>
      <text:p text:style-name="P1"><text:span text:style-name="T3">rrt</text:span>.<text:span text:style-name="T3">generated_nodes</text:span>.<text:span text:style-name="T5">append</text:span>(<text:span text:style-name="T2">Node</text:span>(<text:span text:style-name="T2">np</text:span>.<text:span text:style-name="T5">array</text:span>([ <text:span text:style-name="T7">7</text:span>, <text:span text:style-name="T7">3</text:span>, <text:span text:style-name="T7">0</text:span>, <text:span text:style-name="T2">np</text:span>.<text:span text:style-name="T3">pi</text:span><text:span text:style-name="T4">/</text:span><text:span text:style-name="T7">2</text:span>, <text:span text:style-name="T7">0.5</text:span>, <text:span text:style-name="T7">0</text:span>]))) </text:p>
      <text:p text:style-name="P1"><text:span text:style-name="T3">rrt</text:span>.<text:span text:style-name="T3">generated_nodes</text:span>.<text:span text:style-name="T5">append</text:span>(<text:span text:style-name="T2">Node</text:span>(<text:span text:style-name="T2">np</text:span>.<text:span text:style-name="T5">array</text:span>([ <text:span text:style-name="T7">7</text:span>, <text:span text:style-name="T7">3.5</text:span>, <text:span text:style-name="T7">0</text:span>, <text:span text:style-name="T2">np</text:span>.<text:span text:style-name="T3">pi</text:span><text:span text:style-name="T4">/</text:span><text:span text:style-name="T7">2</text:span>, <text:span text:style-name="T7">0.5</text:span>, <text:span text:style-name="T7">0</text:span>]))) </text:p>
      <text:p text:style-name="P1"><text:span text:style-name="T3">rrt</text:span>.<text:span text:style-name="T3">generated_nodes</text:span>.<text:span text:style-name="T5">append</text:span>(<text:span text:style-name="T2">Node</text:span>(<text:span text:style-name="T2">np</text:span>.<text:span text:style-name="T5">array</text:span>([ <text:span text:style-name="T7">7</text:span>, <text:span text:style-name="T7">4</text:span>, <text:span text:style-name="T7">0</text:span>, <text:span text:style-name="T2">np</text:span>.<text:span text:style-name="T3">pi</text:span><text:span text:style-name="T4">/</text:span><text:span text:style-name="T7">2</text:span>, <text:span text:style-name="T7">0.5</text:span>, <text:span text:style-name="T7">0</text:span>]))) </text:p>
      <text:p text:style-name="P1"><text:span text:style-name="T3">rrt</text:span>.<text:span text:style-name="T3">generated_nodes</text:span>.<text:span text:style-name="T5">append</text:span>(<text:span text:style-name="T2">Node</text:span>(<text:span text:style-name="T2">np</text:span>.<text:span text:style-name="T5">array</text:span>([ <text:span text:style-name="T7">7</text:span>, <text:span text:style-name="T7">4.5</text:span>, <text:span text:style-name="T7">0</text:span>, <text:span text:style-name="T2">np</text:span>.<text:span text:style-name="T3">pi</text:span><text:span text:style-name="T4">/</text:span><text:span text:style-name="T7">2</text:span>, <text:span text:style-name="T7">0.5</text:span>, <text:span text:style-name="T7">0</text:span>]))) </text:p>
      <text:p text:style-name="P1"><text:span text:style-name="T3">rrt</text:span>.<text:span text:style-name="T3">generated_nodes</text:span>.<text:span text:style-name="T5">append</text:span>(<text:span text:style-name="T2">Node</text:span>(<text:span text:style-name="T2">np</text:span>.<text:span text:style-name="T5">array</text:span>([ <text:span text:style-name="T7">7</text:span>, <text:span text:style-name="T7">5</text:span>, <text:span text:style-name="T7">0</text:span>, <text:span text:style-name="T2">np</text:span>.<text:span text:style-name="T3">pi</text:span><text:span text:style-name="T4">/</text:span><text:span text:style-name="T7">2</text:span>, <text:span text:style-name="T7">0.5</text:span>, <text:span text:style-name="T7">0</text:span>]))) </text:p>
      <text:p text:style-name="P1"><text:span text:style-name="T3">rrt</text:span>.<text:span text:style-name="T3">generated_nodes</text:span>.<text:span text:style-name="T5">append</text:span>(<text:span text:style-name="T2">Node</text:span>(<text:span text:style-name="T2">np</text:span>.<text:span text:style-name="T5">array</text:span>([ <text:span text:style-name="T7">7</text:span>, <text:span text:style-name="T7">5.5</text:span>, <text:span text:style-name="T7">0</text:span>, <text:span text:style-name="T2">np</text:span>.<text:span text:style-name="T3">pi</text:span><text:span text:style-name="T4">/</text:span><text:span text:style-name="T7">2</text:span>, <text:span text:style-name="T7">0.5</text:span>, <text:span text:style-name="T7">0</text:span>]))) </text:p>
      <text:p text:style-name="P1"><text:span text:style-name="T3">rrt</text:span>.<text:span text:style-name="T3">generated_nodes</text:span>.<text:span text:style-name="T5">append</text:span>(<text:span text:style-name="T2">Node</text:span>(<text:span text:style-name="T2">np</text:span>.<text:span text:style-name="T5">array</text:span>([ <text:span text:style-name="T7">7</text:span>, <text:span text:style-name="T7">6</text:span>, <text:span text:style-name="T7">0</text:span>, <text:span text:style-name="T2">np</text:span>.<text:span text:style-name="T3">pi</text:span><text:span text:style-name="T4">/</text:span><text:span text:style-name="T7">2</text:span>, <text:span text:style-name="T7">0.5</text:span>, <text:span text:style-name="T7">0</text:span>]))) </text:p>
      <text:p text:style-name="P1"><text:span text:style-name="T3">rrt</text:span>.<text:span text:style-name="T3">generated_nodes</text:span>.<text:span text:style-name="T5">append</text:span>(<text:span text:style-name="T2">Node</text:span>(<text:span text:style-name="T2">np</text:span>.<text:span text:style-name="T5">array</text:span>([ <text:span text:style-name="T7">7</text:span>, <text:span text:style-name="T7">6.5</text:span>, <text:span text:style-name="T7">0</text:span>, <text:span text:style-name="T2">np</text:span>.<text:span text:style-name="T3">pi</text:span><text:span text:style-name="T4">/</text:span><text:span text:style-name="T7">2</text:span>, <text:span text:style-name="T7">0.5</text:span>, <text:span text:style-name="T7">0</text:span>]))) </text:p>
      <text:p text:style-name="P1"><text:span text:style-name="T3">rrt</text:span>.<text:span text:style-name="T3">generated_nodes</text:span>.<text:span text:style-name="T5">append</text:span>(<text:span text:style-name="T2">Node</text:span>(<text:span text:style-name="T2">np</text:span>.<text:span text:style-name="T5">array</text:span>([ <text:span text:style-name="T7">7</text:span>, <text:span text:style-name="T7">7</text:span>, <text:span text:style-name="T7">0</text:span>, <text:span text:style-name="T2">np</text:span>.<text:span text:style-name="T3">pi</text:span><text:span text:style-name="T4">/</text:span><text:span text:style-name="T7">2</text:span>, <text:span text:style-name="T7">0.5</text:span>, <text:span text:style-name="T7">0</text:span>]))) </text:p>
      <text:p text:style-name="P1"><text:span text:style-name="T3">rrt</text:span>.<text:span text:style-name="T3">generated_nodes</text:span>.<text:span text:style-name="T5">append</text:span>(<text:span text:style-name="T2">Node</text:span>(<text:span text:style-name="T2">np</text:span>.<text:span text:style-name="T5">array</text:span>([ <text:span text:style-name="T7">7</text:span>, <text:span text:style-name="T7">7.5</text:span>, <text:span text:style-name="T7">0</text:span>, <text:span text:style-name="T2">np</text:span>.<text:span text:style-name="T3">pi</text:span><text:span text:style-name="T4">/</text:span><text:span text:style-name="T7">2</text:span>, <text:span text:style-name="T7">0.5</text:span>, <text:span text:style-name="T7">0</text:span>]))) </text:p>
      <text:p text:style-name="P1"><text:span text:style-name="T3">rrt</text:span>.<text:span text:style-name="T3">generated_nodes</text:span>.<text:span text:style-name="T5">append</text:span>(<text:span text:style-name="T2">Node</text:span>(<text:span text:style-name="T2">np</text:span>.<text:span text:style-name="T5">array</text:span>([ <text:span text:style-name="T7">7</text:span>, <text:span text:style-name="T7">8</text:span>, <text:span text:style-name="T7">0</text:span>, <text:span text:style-name="T2">np</text:span>.<text:span text:style-name="T3">pi</text:span><text:span text:style-name="T4">/</text:span><text:span text:style-name="T7">2</text:span>, <text:span text:style-name="T7">0.5</text:span>, <text:span text:style-name="T7">0</text:span>]))) </text:p>
      <text:p text:style-name="P1"><text:span text:style-name="T3">rrt</text:span>.<text:span text:style-name="T3">generated_nodes</text:span>.<text:span text:style-name="T5">append</text:span>(<text:span text:style-name="T2">Node</text:span>(<text:span text:style-name="T2">np</text:span>.<text:span text:style-name="T5">array</text:span>([ <text:span text:style-name="T7">7</text:span>, <text:span text:style-name="T7">8.5</text:span>, <text:span text:style-name="T7">0</text:span>, <text:span text:style-name="T2">np</text:span>.<text:span text:style-name="T3">pi</text:span><text:span text:style-name="T4">/</text:span><text:span text:style-name="T7">2</text:span>, <text:span text:style-name="T7">0.5</text:span>, <text:span text:style-name="T7">0</text:span>]))) </text:p>
      <text:p text:style-name="P1"><text:span text:style-name="T3">rrt</text:span>.<text:span text:style-name="T3">generated_nodes</text:span>.<text:span text:style-name="T5">append</text:span>(<text:span text:style-name="T2">Node</text:span>(<text:span text:style-name="T2">np</text:span>.<text:span text:style-name="T5">array</text:span>([ <text:span text:style-name="T7">7</text:span>, <text:span text:style-name="T7">9</text:span>, <text:span text:style-name="T7">0</text:span>, <text:span text:style-name="T2">np</text:span>.<text:span text:style-name="T3">pi</text:span><text:span text:style-name="T4">/</text:span><text:span text:style-name="T7">2</text:span>, <text:span text:style-name="T7">0.5</text:span>, <text:span text:style-name="T7">0</text:span>]))) </text:p>
      <text:p text:style-name="P1"><text:span text:style-name="T3">rrt</text:span>.<text:span text:style-name="T3">generated_nodes</text:span>.<text:span text:style-name="T5">append</text:span>(<text:span text:style-name="T2">Node</text:span>(<text:span text:style-name="T2">np</text:span>.<text:span text:style-name="T5">array</text:span>([ <text:span text:style-name="T7">5</text:span>, <text:span text:style-name="T7">10</text:span>, <text:span text:style-name="T7">0</text:span>, <text:span text:style-name="T2">np</text:span>.<text:span text:style-name="T3">pi</text:span>, <text:span text:style-name="T7">0.5</text:span>, <text:span text:style-name="T7">0</text:span>]))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2T20:10:13.427177910</meta:creation-date>
    <dc:date>2024-05-12T20:11:52.406600958</dc:date>
    <meta:editing-duration>PT1M39S</meta:editing-duration>
    <meta:editing-cycles>1</meta:editing-cycles>
    <meta:document-statistic meta:table-count="0" meta:image-count="0" meta:object-count="0" meta:page-count="3" meta:paragraph-count="125" meta:word-count="427" meta:character-count="4195" meta:non-whitespace-character-count="3872"/>
    <meta:generator>LibreOffice/6.4.7.2$Linux_X86_64 LibreOffice_project/40$Build-2</meta:generator>
  </office:meta>
</office:document-meta>
</file>